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officeooo:rsid="00105cec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184f894" style:font-weight-asian="bold" style:font-weight-complex="bold"/>
    </style:style>
    <style:style style:name="T18" style:family="text">
      <style:text-properties fo:color="#000000" fo:font-weight="bold" officeooo:rsid="019f076e" style:font-weight-asian="bold" style:font-weight-complex="bold"/>
    </style:style>
    <style:style style:name="T19" style:family="text">
      <style:text-properties fo:color="#000000" fo:font-weight="bold" officeooo:rsid="00378ac7" style:font-weight-asian="bold" style:font-weight-complex="bold"/>
    </style:style>
    <style:style style:name="T20" style:family="text">
      <style:text-properties fo:color="#000000" fo:font-weight="bold" officeooo:rsid="01a2b84f" style:font-weight-asian="bold" style:font-weight-complex="bold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378ac7" style:font-weight-asian="normal" style:font-weight-complex="normal"/>
    </style:style>
    <style:style style:name="T23" style:family="text">
      <style:text-properties fo:color="#000000" style:text-underline-style="solid" style:text-underline-width="auto" style:text-underline-color="font-color" officeooo:rsid="003587d1"/>
    </style:style>
    <style:style style:name="T24" style:family="text">
      <style:text-properties fo:color="#000000" officeooo:rsid="01443c36"/>
    </style:style>
    <style:style style:name="T25" style:family="text">
      <style:text-properties fo:color="#000000" officeooo:rsid="014dd22b"/>
    </style:style>
    <style:style style:name="T26" style:family="text">
      <style:text-properties fo:color="#000000" officeooo:rsid="02cf5672"/>
    </style:style>
    <style:style style:name="T27" style:family="text">
      <style:text-properties fo:color="#000000" officeooo:rsid="02d06a97"/>
    </style:style>
    <style:style style:name="T28" style:family="text">
      <style:text-properties fo:color="#000000" officeooo:rsid="00337b36"/>
    </style:style>
    <style:style style:name="T29" style:family="text">
      <style:text-properties fo:color="#000000" officeooo:rsid="003559e6"/>
    </style:style>
    <style:style style:name="T30" style:family="text">
      <style:text-properties fo:color="#000000" officeooo:rsid="0184f894"/>
    </style:style>
    <style:style style:name="T31" style:family="text">
      <style:text-properties fo:color="#000000" officeooo:rsid="003587d1"/>
    </style:style>
    <style:style style:name="T32" style:family="text">
      <style:text-properties fo:color="#000000" officeooo:rsid="00378ac7"/>
    </style:style>
    <style:style style:name="T33" style:family="text">
      <style:text-properties fo:color="#000000" officeooo:rsid="01a2b84f"/>
    </style:style>
    <style:style style:name="T34" style:family="text">
      <style:text-properties fo:color="#0000cd"/>
    </style:style>
    <style:style style:name="T35" style:family="text">
      <style:text-properties fo:color="#0000cd" officeooo:rsid="0006689b"/>
    </style:style>
    <style:style style:name="T36" style:family="text">
      <style:text-properties fo:color="#0000cd" fo:font-weight="bold" officeooo:rsid="011657e3" style:font-weight-asian="bold" style:font-weight-complex="bold"/>
    </style:style>
    <style:style style:name="T37" style:family="text">
      <style:text-properties fo:color="#0000cd" fo:font-weight="bold" officeooo:rsid="000a7dcf" style:font-weight-asian="bold" style:font-weight-complex="bold"/>
    </style:style>
    <style:style style:name="T38" style:family="text">
      <style:text-properties fo:color="#0000cd" fo:font-weight="bold" officeooo:rsid="00105cec" style:font-weight-asian="bold" style:font-weight-complex="bold"/>
    </style:style>
    <style:style style:name="T39" style:family="text">
      <style:text-properties fo:color="#0000cd" fo:font-weight="bold" officeooo:rsid="00272e4a" style:font-weight-asian="bold" style:font-weight-complex="bold"/>
    </style:style>
    <style:style style:name="T40" style:family="text">
      <style:text-properties fo:color="#0000cd" fo:font-weight="bold" officeooo:rsid="0166c7d1" style:font-weight-asian="bold" style:font-weight-complex="bold"/>
    </style:style>
    <style:style style:name="T41" style:family="text">
      <style:text-properties fo:color="#0000cd" fo:font-weight="bold" officeooo:rsid="01739fd5" style:font-weight-asian="bold" style:font-weight-complex="bold"/>
    </style:style>
    <style:style style:name="T42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43" style:family="text">
      <style:text-properties officeooo:rsid="00095487"/>
    </style:style>
    <style:style style:name="T44" style:family="text">
      <style:text-properties officeooo:rsid="000996e3"/>
    </style:style>
    <style:style style:name="T45" style:family="text">
      <style:text-properties officeooo:rsid="000a7dcf"/>
    </style:style>
    <style:style style:name="T46" style:family="text">
      <style:text-properties officeooo:rsid="011657e3"/>
    </style:style>
    <style:style style:name="T47" style:family="text">
      <style:text-properties officeooo:rsid="0116c58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bf337" style:font-weight-asian="bold" style:font-weight-complex="bold"/>
    </style:style>
    <style:style style:name="T50" style:family="text">
      <style:text-properties fo:font-weight="bold" officeooo:rsid="0153606e" style:font-weight-asian="bold" style:font-weight-complex="bold"/>
    </style:style>
    <style:style style:name="T51" style:family="text">
      <style:text-properties fo:font-weight="bold" officeooo:rsid="01627932" style:font-weight-asian="bold" style:font-weight-complex="bold"/>
    </style:style>
    <style:style style:name="T52" style:family="text">
      <style:text-properties fo:font-weight="bold" officeooo:rsid="0166c7d1" style:font-weight-asian="bold" style:font-weight-complex="bold"/>
    </style:style>
    <style:style style:name="T53" style:family="text">
      <style:text-properties fo:font-weight="bold" officeooo:rsid="00272e4a" style:font-weight-asian="bold" style:font-weight-complex="bold"/>
    </style:style>
    <style:style style:name="T54" style:family="text">
      <style:text-properties fo:font-weight="bold" officeooo:rsid="0184f894" style:font-weight-asian="bold" style:font-weight-complex="bold"/>
    </style:style>
    <style:style style:name="T55" style:family="text">
      <style:text-properties fo:font-weight="bold" officeooo:rsid="019f8ad6" style:font-weight-asian="bold" style:font-weight-complex="bold"/>
    </style:style>
    <style:style style:name="T56" style:family="text">
      <style:text-properties officeooo:rsid="000af775"/>
    </style:style>
    <style:style style:name="T57" style:family="text">
      <style:text-properties officeooo:rsid="000bf337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17bea21"/>
    </style:style>
    <style:style style:name="T60" style:family="text">
      <style:text-properties fo:color="#800080"/>
    </style:style>
    <style:style style:name="T61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800080" fo:font-weight="bold" style:font-weight-asian="bold" style:font-weight-complex="bold"/>
    </style:style>
    <style:style style:name="T63" style:family="text">
      <style:text-properties fo:color="#800080" fo:font-weight="bold" officeooo:rsid="01627932" style:font-weight-asian="bold" style:font-weight-complex="bold"/>
    </style:style>
    <style:style style:name="T64" style:family="text">
      <style:text-properties fo:color="#800080" fo:font-weight="bold" officeooo:rsid="016da2d0" style:font-weight-asian="bold" style:font-weight-complex="bold"/>
    </style:style>
    <style:style style:name="T65" style:family="text">
      <style:text-properties fo:color="#800080" fo:font-weight="bold" officeooo:rsid="016bc529" style:font-weight-asian="bold" style:font-weight-complex="bold"/>
    </style:style>
    <style:style style:name="T66" style:family="text">
      <style:text-properties fo:color="#800080" officeooo:rsid="012c6d3d"/>
    </style:style>
    <style:style style:name="T67" style:family="text">
      <style:text-properties fo:color="#800080" officeooo:rsid="01533894"/>
    </style:style>
    <style:style style:name="T68" style:family="text">
      <style:text-properties fo:color="#800080" officeooo:rsid="015d8d61"/>
    </style:style>
    <style:style style:name="T69" style:family="text">
      <style:text-properties fo:color="#800080" officeooo:rsid="016da2d0"/>
    </style:style>
    <style:style style:name="T70" style:family="text">
      <style:text-properties fo:color="#800080" officeooo:rsid="016bc529"/>
    </style:style>
    <style:style style:name="T71" style:family="text">
      <style:text-properties fo:color="#800080" fo:font-weight="normal" officeooo:rsid="0142f07a" style:font-weight-asian="normal" style:font-weight-complex="normal"/>
    </style:style>
    <style:style style:name="T72" style:family="text">
      <style:text-properties fo:color="#800080" officeooo:rsid="019bb23a"/>
    </style:style>
    <style:style style:name="T73" style:family="text">
      <style:text-properties officeooo:rsid="0119a25b"/>
    </style:style>
    <style:style style:name="T74" style:family="text">
      <style:text-properties officeooo:rsid="01949add"/>
    </style:style>
    <style:style style:name="T75" style:family="text">
      <style:text-properties officeooo:rsid="00105cec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159abb1" style:font-weight-asian="normal" style:font-weight-complex="normal"/>
    </style:style>
    <style:style style:name="T78" style:family="text">
      <style:text-properties fo:font-weight="normal" officeooo:rsid="0157ef79" style:font-weight-asian="normal" style:font-weight-complex="normal"/>
    </style:style>
    <style:style style:name="T79" style:family="text">
      <style:text-properties fo:font-weight="normal" officeooo:rsid="003559e6" style:font-weight-asian="normal" style:font-weight-complex="normal"/>
    </style:style>
    <style:style style:name="T80" style:family="text">
      <style:text-properties officeooo:rsid="0016e94e"/>
    </style:style>
    <style:style style:name="T81" style:family="text">
      <style:text-properties officeooo:rsid="001a93d9"/>
    </style:style>
    <style:style style:name="T82" style:family="text">
      <style:text-properties fo:color="#00a933"/>
    </style:style>
    <style:style style:name="T83" style:family="text">
      <style:text-properties fo:color="#00a933" style:text-underline-style="none"/>
    </style:style>
    <style:style style:name="T84" style:family="text">
      <style:text-properties fo:color="#00a933" fo:font-weight="bold" style:font-weight-asian="bold" style:font-weight-complex="bold"/>
    </style:style>
    <style:style style:name="T85" style:family="text">
      <style:text-properties officeooo:rsid="01443c36"/>
    </style:style>
    <style:style style:name="T86" style:family="text">
      <style:text-properties officeooo:rsid="0155efef"/>
    </style:style>
    <style:style style:name="T87" style:family="text">
      <style:text-properties officeooo:rsid="02590fd3"/>
    </style:style>
    <style:style style:name="T88" style:family="text">
      <style:text-properties officeooo:rsid="001fd676"/>
    </style:style>
    <style:style style:name="T89" style:family="text">
      <style:text-properties officeooo:rsid="015d8d61"/>
    </style:style>
    <style:style style:name="T90" style:family="text">
      <style:text-properties officeooo:rsid="00201c3f"/>
    </style:style>
    <style:style style:name="T91" style:family="text">
      <style:text-properties officeooo:rsid="01627932"/>
    </style:style>
    <style:style style:name="T92" style:family="text">
      <style:text-properties officeooo:rsid="0020f521"/>
    </style:style>
    <style:style style:name="T93" style:family="text">
      <style:text-properties officeooo:rsid="0022afb4"/>
    </style:style>
    <style:style style:name="T94" style:family="text">
      <style:text-properties officeooo:rsid="00260df3"/>
    </style:style>
    <style:style style:name="T95" style:family="text">
      <style:text-properties fo:font-style="normal" officeooo:rsid="0166c7d1" style:font-style-asian="normal" style:font-style-complex="normal"/>
    </style:style>
    <style:style style:name="T96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97" style:family="text">
      <style:text-properties officeooo:rsid="00272e4a"/>
    </style:style>
    <style:style style:name="T98" style:family="text">
      <style:text-properties officeooo:rsid="016bc529"/>
    </style:style>
    <style:style style:name="T99" style:family="text">
      <style:text-properties officeooo:rsid="016da2d0"/>
    </style:style>
    <style:style style:name="T100" style:family="text">
      <style:text-properties style:font-name="Liberation Mono" fo:font-size="10pt" officeooo:rsid="00105cec" style:font-size-asian="10pt" style:font-size-complex="10pt"/>
    </style:style>
    <style:style style:name="T101" style:family="text">
      <style:text-properties style:font-name="Liberation Mono" fo:font-size="10pt" officeooo:rsid="00151ef9" style:font-size-asian="10pt" style:font-size-complex="10pt"/>
    </style:style>
    <style:style style:name="T10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05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06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07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8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09" style:family="text">
      <style:text-properties officeooo:rsid="00151ef9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solid" style:text-underline-width="auto" style:text-underline-color="font-color" officeooo:rsid="0016e94e"/>
    </style:style>
    <style:style style:name="T112" style:family="text">
      <style:text-properties style:text-underline-style="solid" style:text-underline-width="auto" style:text-underline-color="font-color" officeooo:rsid="001a93d9"/>
    </style:style>
    <style:style style:name="T113" style:family="text">
      <style:text-properties style:text-underline-style="solid" style:text-underline-width="auto" style:text-underline-color="font-color" officeooo:rsid="001beece"/>
    </style:style>
    <style:style style:name="T114" style:family="text">
      <style:text-properties style:text-underline-style="solid" style:text-underline-width="auto" style:text-underline-color="font-color" officeooo:rsid="001d06a2"/>
    </style:style>
    <style:style style:name="T115" style:family="text">
      <style:text-properties style:text-underline-style="solid" style:text-underline-width="auto" style:text-underline-color="font-color" officeooo:rsid="001e3a70"/>
    </style:style>
    <style:style style:name="T116" style:family="text">
      <style:text-properties style:text-underline-style="solid" style:text-underline-width="auto" style:text-underline-color="font-color" officeooo:rsid="0020f521"/>
    </style:style>
    <style:style style:name="T117" style:family="text">
      <style:text-properties style:text-underline-style="solid" style:text-underline-width="auto" style:text-underline-color="font-color" officeooo:rsid="00201c3f"/>
    </style:style>
    <style:style style:name="T118" style:family="text">
      <style:text-properties style:text-underline-style="solid" style:text-underline-width="auto" style:text-underline-color="font-color" officeooo:rsid="0022afb4"/>
    </style:style>
    <style:style style:name="T119" style:family="text">
      <style:text-properties style:text-underline-style="solid" style:text-underline-width="auto" style:text-underline-color="font-color" officeooo:rsid="0038a666"/>
    </style:style>
    <style:style style:name="T120" style:family="text">
      <style:text-properties officeooo:rsid="012c6d3d"/>
    </style:style>
    <style:style style:name="T121" style:family="text">
      <style:text-properties officeooo:rsid="012d0e00"/>
    </style:style>
    <style:style style:name="T122" style:family="text">
      <style:text-properties officeooo:rsid="001beece"/>
    </style:style>
    <style:style style:name="T123" style:family="text">
      <style:text-properties officeooo:rsid="001d06a2"/>
    </style:style>
    <style:style style:name="T124" style:family="text">
      <style:text-properties officeooo:rsid="001e3a70"/>
    </style:style>
    <style:style style:name="T125" style:family="text">
      <style:text-properties officeooo:rsid="01533894"/>
    </style:style>
    <style:style style:name="T126" style:family="text">
      <style:text-properties officeooo:rsid="0157ef79"/>
    </style:style>
    <style:style style:name="T127" style:family="text">
      <style:text-properties officeooo:rsid="025e22c5"/>
    </style:style>
    <style:style style:name="T128" style:family="text">
      <style:text-properties officeooo:rsid="0166c7d1"/>
    </style:style>
    <style:style style:name="T129" style:family="text">
      <style:text-properties fo:font-style="italic" officeooo:rsid="0166c7d1" style:font-style-asian="italic" style:font-style-complex="italic"/>
    </style:style>
    <style:style style:name="T130" style:family="text">
      <style:text-properties officeooo:rsid="01688afb"/>
    </style:style>
    <style:style style:name="T131" style:family="text">
      <style:text-properties officeooo:rsid="002b1365"/>
    </style:style>
    <style:style style:name="T132" style:family="text">
      <style:text-properties officeooo:rsid="00325870"/>
    </style:style>
    <style:style style:name="T133" style:family="text">
      <style:text-properties officeooo:rsid="003559e6"/>
    </style:style>
    <style:style style:name="T134" style:family="text">
      <style:text-properties officeooo:rsid="017ffb89"/>
    </style:style>
    <style:style style:name="T135" style:family="text">
      <style:text-properties fo:color="#ff0000" fo:font-weight="bold" officeooo:rsid="017ffb89" style:font-weight-asian="bold" style:font-weight-complex="bold"/>
    </style:style>
    <style:style style:name="T136" style:family="text">
      <style:text-properties officeooo:rsid="01882bb5"/>
    </style:style>
    <style:style style:name="T137" style:family="text">
      <style:text-properties officeooo:rsid="02d218f5"/>
    </style:style>
    <style:style style:name="T138" style:family="text">
      <style:text-properties officeooo:rsid="0184f894"/>
    </style:style>
    <style:style style:name="T139" style:family="text">
      <style:text-properties officeooo:rsid="00378ac7"/>
    </style:style>
    <style:style style:name="T140" style:family="text">
      <style:text-properties officeooo:rsid="019bb23a"/>
    </style:style>
    <style:style style:name="T141" style:family="text">
      <style:text-properties officeooo:rsid="019f076e"/>
    </style:style>
    <style:style style:name="T142" style:family="text">
      <style:text-properties officeooo:rsid="0038a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++ classess</text:p>
      <text:p text:style-name="P1"/>
      <text:p text:style-name="P2">-<text:span text:style-name="T1">&gt; class declaration</text:span></text:p>
      <text:p text:style-name="P41"><text:tab/>class Class_Name</text:p>
      <text:p text:style-name="P41"><text:tab/>{</text:p>
      <text:p text:style-name="P41"><text:tab/><text:span text:style-name="T56">private:</text:span></text:p>
      <text:p text:style-name="P41"><text:tab/><text:tab/>// declaration(s);</text:p>
      <text:p text:style-name="P41"><text:tab/><text:span text:style-name="T56">public:</text:span></text:p>
      <text:p text:style-name="P42"><text:tab/><text:tab/>// declaration(s);</text:p>
      <text:p text:style-name="P41"><text:tab/>};</text:p>
      <text:p text:style-name="P28">-<text:span text:style-name="T1">&gt; calling an attribute of the object</text:span></text:p>
      <text:p text:style-name="P7"><text:tab/><text:span text:style-name="T35">object.attribute;</text:span></text:p>
      <text:p text:style-name="P28">-<text:span text:style-name="T1">&gt; calling a method</text:span></text:p>
      <text:p text:style-name="P7"><text:tab/><text:span text:style-name="T35">object.method();</text:span></text:p>
      <text:p text:style-name="P28">-<text:span text:style-name="T43">&gt; pointer to an object</text:span></text:p>
      <text:p text:style-name="P7"><text:tab/><text:span text:style-name="T43">MyClass *new_object = new MyClass();</text:span></text:p>
      <text:p text:style-name="P28">-<text:span text:style-name="T44">&gt; dereference pointer:</text:span></text:p>
      <text:p text:style-name="P7"><text:tab/><text:span text:style-name="T44">a) (*new_object).method()</text:span></text:p>
      <text:p text:style-name="P8"><text:tab/><text:span text:style-name="T44">b) new_object-&gt;method()</text:span></text:p>
      <text:p text:style-name="P29">-<text:span text:style-name="T45">&gt; class member access modifiers:</text:span></text:p>
      <text:p text:style-name="P9"><text:tab/><text:span text:style-name="T45">a) </text:span><text:span text:style-name="T37">public</text:span><text:span text:style-name="T45"> </text:span><text:span text:style-name="T46">– accessible everywhere</text:span></text:p>
      <text:p text:style-name="P9"><text:tab/><text:span text:style-name="T45">b) </text:span><text:span text:style-name="T36">private</text:span><text:span text:style-name="T46"> – accessible only by members or friends of the class, </text:span><text:span text:style-name="T47">by <text:tab/><text:tab/><text:tab/>default all attributes and methods are private if not otherwise <text:tab/><text:tab/><text:tab/>specified</text:span></text:p>
      <text:p text:style-name="P9"><text:tab/><text:span text:style-name="T45">c) </text:span><text:span text:style-name="T36">protected</text:span><text:span text:style-name="T46"> – used with inheritance – we’ll talk about it in the next <text:tab/>section</text:span></text:p>
      <text:p text:style-name="P30">-<text:span text:style-name="T57">&gt; separate specification from implementation</text:span></text:p>
      <text:p text:style-name="P9"><text:tab/><text:span text:style-name="T57">a) specification in header file - .</text:span><text:span text:style-name="T49">h</text:span></text:p>
      <text:p text:style-name="P9"><text:tab/><text:span text:style-name="T57">b) implementation in separate file - </text:span><text:span text:style-name="T49">.cpp</text:span></text:p>
      <text:p text:style-name="P9"/>
      <text:p text:style-name="P10"><text:span text:style-name="T48">Account.h</text:span> </text:p>
      <text:p text:style-name="P10"/>
      <text:p text:style-name="P4">#ifndef _<text:span text:style-name="T58">ACCOUNT_H_</text:span></text:p>
      <text:p text:style-name="P6">#define _ACCOUNT_H_</text:p>
      <text:p text:style-name="P10"/>
      <text:p text:style-name="P43">class Account {</text:p>
      <text:p text:style-name="P43">private:</text:p>
      <text:p text:style-name="P43"><text:tab/>double balance;</text:p>
      <text:p text:style-name="P43">public:</text:p>
      <text:p text:style-name="P12"><text:span text:style-name="T60"><text:tab/>void set_balance(double bal);<text:tab/></text:span><text:tab/>// <text:span text:style-name="T73">function prototype</text:span></text:p>
      <text:p text:style-name="P12"><text:span text:style-name="T60"><text:tab/>double get_balance();<text:tab/></text:span><text:tab/><text:tab/>// <text:span text:style-name="T73">function prototype</text:span></text:p>
      <text:p text:style-name="P43">};</text:p>
      <text:p text:style-name="P43"/>
      <text:p text:style-name="P4">#endif</text:p>
      <text:p text:style-name="P43"/>
      <text:p text:style-name="P31">Account.cpp</text:p>
      <text:p text:style-name="P11"/>
      <text:p text:style-name="P5">#include “Account.h”</text:p>
      <text:p text:style-name="P11"/>
      <text:p text:style-name="P44">void <text:span text:style-name="T74">Account::</text:span>set_balance(double bal) {</text:p>
      <text:p text:style-name="P44"><text:tab/>balance = bal;</text:p>
      <text:p text:style-name="P44">}</text:p>
      <text:p text:style-name="P44"><text:tab/></text:p>
      <text:p text:style-name="P44">double <text:span text:style-name="T74">Account::</text:span>get_balance() {</text:p>
      <text:p text:style-name="P44"><text:tab/>return balance;</text:p>
      <text:p text:style-name="P44">}</text:p>
      <text:p text:style-name="P31"><text:soft-page-break/>Main.cpp</text:p>
      <text:p text:style-name="P45">#include &lt;iostream&gt;</text:p>
      <text:p text:style-name="P5">#include “Account.h”</text:p>
      <text:p text:style-name="P11"/>
      <text:p text:style-name="P45">int main() {</text:p>
      <text:p text:style-name="P45"><text:tab/>Account frank_account;</text:p>
      <text:p text:style-name="P45"><text:tab/>frank_account.set_balance(1000.00);</text:p>
      <text:p text:style-name="P45"><text:tab/>double bal = frank_account.get_balance();</text:p>
      <text:p text:style-name="P45"/>
      <text:p text:style-name="P45"><text:tab/>std::cout &lt;&lt; bal &lt;&lt; std::endl;</text:p>
      <text:p text:style-name="P45"><text:tab/>return 0;</text:p>
      <text:p text:style-name="P45">}</text:p>
      <text:p text:style-name="P45"/>
      <text:p text:style-name="P64"><text:span text:style-name="T2">-</text:span><text:span text:style-name="T15">&gt;</text:span><text:span text:style-name="T75"> </text:span><text:span text:style-name="T15">using Makefile to link files</text:span></text:p>
      <text:p text:style-name="P17"/>
      <text:p text:style-name="P46"><text:span text:style-name="T75"># </text:span>file named - <text:span text:style-name="T48">Makefile</text:span></text:p>
      <text:p text:style-name="P47"># declare the variable</text:p>
      <text:p text:style-name="P47">CC=g++</text:p>
      <text:p text:style-name="P45"/>
      <text:p text:style-name="P47">CFLAGS=-c -Wall</text:p>
      <text:p text:style-name="P45"/>
      <text:p text:style-name="P47">all: file</text:p>
      <text:p text:style-name="P45"/>
      <text:p text:style-name="P47">file: main.o Account.o</text:p>
      <text:p text:style-name="P47"><text:tab/>$(CC) main.o Account.o -o exec</text:p>
      <text:p text:style-name="P45"/>
      <text:p text:style-name="P45"><text:span text:style-name="T75">main.o: main.cpp</text:span><text:span text:style-name="T81">cop</text:span></text:p>
      <text:p text:style-name="P47"><text:tab/>$(CC) $(CFLAGS) main.cpp</text:p>
      <text:p text:style-name="P45"/>
      <text:p text:style-name="P47">Account.o: Account.cpp</text:p>
      <text:p text:style-name="P47"><text:tab/>$(CC) $(CFLAGS) Account.cpp</text:p>
      <text:p text:style-name="P45"/>
      <text:p text:style-name="P47"># cleaning action</text:p>
      <text:p text:style-name="P47">clean:</text:p>
      <text:p text:style-name="P47"><text:tab/>rm -rf *o exec</text:p>
      <text:p text:style-name="P17"/>
      <text:p text:style-name="P32">-&gt; running Makefile from terminal</text:p>
      <text:p text:style-name="P45"><text:span text:style-name="T15"><text:tab/>a) </text:span><text:span text:style-name="T38">make (all)</text:span><text:span text:style-name="T15"> # compile everything</text:span></text:p>
      <text:p text:style-name="P72"><text:span text:style-name="T3"><text:tab/>b) </text:span><text:span text:style-name="T42">make clean</text:span><text:span text:style-name="T3"> # cleaning action</text:span></text:p>
      <text:p text:style-name="P38"><text:span text:style-name="T100">-</text:span><text:span text:style-name="T101">&gt; constructor:</text:span></text:p>
      <text:p text:style-name="P39"><text:span text:style-name="T102"><text:tab/>a) </text:span><text:span text:style-name="T107">default constructor</text:span><text:span text:style-name="T102"> using initialization lists</text:span></text:p>
      <text:p text:style-name="P70"><text:span text:style-name="T102"><text:tab/></text:span><text:span text:style-name="T103">Player::Player()</text:span></text:p>
      <text:p text:style-name="P48"><text:tab/><text:tab/>: name{“None”}, health{0}, xp{0} {</text:p>
      <text:p text:style-name="P70"><text:span text:style-name="T103"><text:tab/>}</text:span><text:span text:style-name="T102"> </text:span></text:p>
      <text:p text:style-name="P40"><text:span text:style-name="T104"><text:tab/></text:span><text:span text:style-name="T105">b) </text:span><text:span text:style-name="T108">overloaded constructor</text:span></text:p>
      <text:p text:style-name="P71"><text:span text:style-name="T105"><text:tab/></text:span><text:span text:style-name="T106">Player::Player(std:: string name_val, int health_val, int xp_val)</text:span></text:p>
      <text:p text:style-name="P49"><text:tab/><text:tab/>: name{name_val}, health{health_val}, xp{xp_val} {</text:p>
      <text:p text:style-name="P52"><text:tab/>}</text:p>
      <text:p text:style-name="P15"><text:span text:style-name="T109"><text:tab/></text:span><text:span text:style-name="T80">c) </text:span><text:span text:style-name="T111">delegating constructor</text:span></text:p>
      <text:p text:style-name="P50"><text:span text:style-name="T80"><text:tab/></text:span>Player::Player()<text:tab/><text:tab/><text:tab/><text:tab/><text:span text:style-name="T2">// no-args constructors</text:span></text:p>
      <text:p text:style-name="P50"><text:tab/><text:tab/>: Player {“None”, 0, 0} {<text:tab/><text:span text:style-name="T2">// delegate constructor to first one</text:span><text:tab/><text:span text:style-name="T80">}</text:span></text:p>
      <text:p text:style-name="P35">-<text:span text:style-name="T133">&gt; destructor –</text:span><text:span text:style-name="T79"> only one destructor, important to release resources while using <text:tab/>raw pointers</text:span></text:p>
      <text:p text:style-name="P109"><text:tab/><text:span text:style-name="T71">Shallow::~Shallow() {</text:span></text:p>
      <text:p text:style-name="P110"><text:soft-page-break/><text:span text:style-name="T60"><text:tab/><text:tab/>delete data;<text:tab/><text:tab/></text:span><text:tab/><text:tab/><text:tab/>// free storage</text:p>
      <text:p text:style-name="P77"><text:tab/><text:tab/>cout &lt;&lt; “Destructor freeing data” &lt;&lt; endl;</text:p>
      <text:p text:style-name="P77"><text:tab/>}</text:p>
      <text:p text:style-name="P35">-<text:span text:style-name="T81">&gt; copy constructor:</text:span></text:p>
      <text:p text:style-name="P13"><text:tab/><text:span text:style-name="T81">a) copy constructor </text:span><text:span text:style-name="T112">prototype</text:span><text:span text:style-name="T81">:</text:span></text:p>
      <text:p text:style-name="P14"><text:tab/><text:span text:style-name="T66">Class_Name::Class_Name(const Class_Name &amp;source);</text:span></text:p>
      <text:p text:style-name="P14"><text:span text:style-name="T120"><text:tab/></text:span><text:span text:style-name="T81">b) using </text:span><text:span text:style-name="T112">initialization lists</text:span><text:span text:style-name="T81">:</text:span></text:p>
      <text:p text:style-name="P51"><text:span text:style-name="T81"><text:tab/></text:span><text:span text:style-name="T121">Player::Player(const Player &amp;source)<text:tab/><text:tab/><text:tab/></text:span></text:p>
      <text:p text:style-name="P58"><text:tab/><text:tab/>: name{source.name}, health {source.health}, xp {source.xp} {</text:p>
      <text:p text:style-name="P60"><text:tab/>}</text:p>
      <text:p text:style-name="P19"><text:span text:style-name="T81"><text:tab/></text:span><text:span text:style-name="T122">c) </text:span><text:span text:style-name="T113">deep copy</text:span><text:span text:style-name="T122"> with raw pointers</text:span></text:p>
      <text:p text:style-name="P57"><text:span text:style-name="T122"><text:tab/></text:span><text:span text:style-name="T85">Deep::Deep(const Deep &amp;source) {<text:tab/><text:tab/><text:tab/></text:span><text:span text:style-name="T24">// </text:span><text:span text:style-name="T25">deep copy constructor</text:span></text:p>
      <text:p text:style-name="P54"><text:tab/><text:tab/>data = new int;<text:tab/><text:tab/><text:tab/><text:tab/><text:tab/></text:p>
      <text:p text:style-name="P54"><text:tab/><text:tab/>*data = *source.data;</text:p>
      <text:p text:style-name="P54"><text:tab/><text:tab/>cout &lt;&lt; “Copy constructor – deep” &lt;&lt; endl;</text:p>
      <text:p text:style-name="P59"><text:tab/>}</text:p>
      <text:p text:style-name="P20"><text:span text:style-name="T122"><text:tab/></text:span><text:span text:style-name="T123">d) deep copy using </text:span><text:span text:style-name="T114">delegating constructor</text:span></text:p>
      <text:p text:style-name="P53"><text:span text:style-name="T123"><text:tab/></text:span>Deep::Deep(const Deep &amp;source)<text:tab/><text:tab/><text:tab/><text:span text:style-name="T2">// </text:span><text:span text:style-name="T25">deep copy constructor</text:span></text:p>
      <text:p text:style-name="P76"><text:tab/><text:tab/>: Deep{*source.data} {</text:p>
      <text:p text:style-name="P53"><text:tab/><text:tab/>cout &lt;&lt; “Copy constructor – deep” &lt;&lt; endl;</text:p>
      <text:p text:style-name="P56"><text:tab/>}</text:p>
      <text:p text:style-name="P36"><text:span text:style-name="T123">-</text:span><text:span text:style-name="T124">&gt; move constructor:</text:span></text:p>
      <text:p text:style-name="P22"><text:tab/>a) move constructor <text:span text:style-name="T110">prototype</text:span>:</text:p>
      <text:p text:style-name="P21"><text:span text:style-name="T124"><text:tab/></text:span><text:span text:style-name="T67">Type::Type(Type &amp;&amp;source);</text:span></text:p>
      <text:p text:style-name="P21"><text:span text:style-name="T125"><text:tab/></text:span><text:span text:style-name="T124">b) </text:span><text:span text:style-name="T115">move constructor with raw pointers:</text:span></text:p>
      <text:p text:style-name="P55"><text:span text:style-name="T124"><text:tab/></text:span><text:span text:style-name="T50">Move::Move(Move &amp;&amp;source)</text:span></text:p>
      <text:p text:style-name="P65"><text:tab/><text:tab/>: data{source.data} {</text:p>
      <text:p text:style-name="P16"><text:span text:style-name="T62"><text:tab/><text:tab/>source.data = nullptr;</text:span><text:span text:style-name="T48"><text:tab/></text:span>// <text:span text:style-name="T86">steal the data and the nulls out the <text:tab/><text:tab/><text:tab/><text:tab/><text:tab/><text:tab/><text:tab/><text:tab/>source pointer</text:span></text:p>
      <text:p text:style-name="P67"><text:tab/>}</text:p>
      <text:p text:style-name="P33"><text:span text:style-name="T126">-</text:span><text:span text:style-name="T88">&gt; const correctness:</text:span></text:p>
      <text:p text:style-name="P18"><text:tab/><text:span text:style-name="T131">a)</text:span> <text:span text:style-name="T110">const object</text:span> can be passed only to const functions</text:p>
      <text:p text:style-name="P23"><text:span text:style-name="T88"><text:tab/></text:span><text:span text:style-name="T68">const Player villain {“Villain”, 100, 50};</text:span></text:p>
      <text:p text:style-name="P73"><text:span text:style-name="T4"><text:tab/></text:span><text:span text:style-name="T5">b)</text:span><text:span text:style-name="T4"> </text:span><text:span text:style-name="T7">const function</text:span><text:span text:style-name="T6"> can accept any object</text:span></text:p>
      <text:p text:style-name="P23"><text:tab/><text:span text:style-name="T68">std::string get_name() const;</text:span></text:p>
      <text:p text:style-name="P34"><text:span text:style-name="T89">-</text:span><text:span text:style-name="T90">&gt; static:</text:span></text:p>
      <text:p text:style-name="P24"><text:span text:style-name="T89"><text:tab/></text:span><text:span text:style-name="T90">a) </text:span><text:span text:style-name="T116">static </text:span><text:span text:style-name="T117">class member</text:span><text:span text:style-name="T90"> - </text:span><text:span text:style-name="T91">a single data member that belongs to the class, <text:tab/>not the objects. </text:span><text:span text:style-name="T90">U</text:span><text:span text:style-name="T91">seful to store class-wide information. </text:span><text:span text:style-name="T90">M</text:span><text:span text:style-name="T127">ust be <text:tab/>initilized <text:tab/>outside of class declaration.</text:span><text:span text:style-name="T89"><text:tab/></text:span></text:p>
      <text:p text:style-name="P61"><text:tab/><text:span text:style-name="T51">static</text:span><text:span text:style-name="T91"> int num_players;<text:tab/></text:span></text:p>
      <text:p text:style-name="P25"><text:span text:style-name="T60"><text:tab/></text:span><text:span text:style-name="T63">int Player::num_players = 0; </text:span><text:span text:style-name="T91">// Typically in Player.cpp</text:span></text:p>
      <text:p text:style-name="P26"><text:tab/><text:span text:style-name="T92">a) </text:span><text:span text:style-name="T118">static class function</text:span><text:span text:style-name="T93"> - </text:span><text:span text:style-name="T91">independent of any objects. </text:span><text:span text:style-name="T93">C</text:span><text:span text:style-name="T91">an be called using <text:tab/>the class name. </text:span><text:span text:style-name="T93">C</text:span><text:span text:style-name="T91">an only access static class members, not a features of <text:tab/>objects.</text:span></text:p>
      <text:p text:style-name="P62"><text:span text:style-name="T91"><text:tab/></text:span><text:span text:style-name="T51">static</text:span><text:span text:style-name="T91"> int get_num_players();</text:span></text:p>
      <text:p text:style-name="P27">-<text:span text:style-name="T94">&gt; </text:span><text:span text:style-name="T40">struct</text:span><text:span text:style-name="T52"> –</text:span><text:span text:style-name="T128"> it is essentially the same as a class expect members are </text:span><text:span text:style-name="T129">public </text:span><text:span text:style-name="T95">by <text:tab/>default.</text:span></text:p>
      <text:p text:style-name="P63"><text:span text:style-name="T95"><text:tab/></text:span><text:span text:style-name="T96">struct</text:span><text:span text:style-name="T95"> Person {</text:span></text:p>
      <text:p text:style-name="P69"><text:tab/><text:tab/>std::string name;</text:p>
      <text:p text:style-name="P69"><text:tab/><text:tab/>std::string get_name();</text:p>
      <text:p text:style-name="P69"><text:tab/>};</text:p>
      <text:p text:style-name="P37">-<text:span text:style-name="T97">&gt; </text:span><text:span text:style-name="T39">friend</text:span><text:span text:style-name="T97"> - </text:span><text:span text:style-name="T130">a function or class that has access to private class member</text:span></text:p>
      <text:p text:style-name="P37"><text:span text:style-name="T53"><text:tab/></text:span><text:span text:style-name="T65">friend</text:span><text:span text:style-name="T70"> void display_player(Player &amp;p);</text:span><text:span text:style-name="T98"> - </text:span><text:span text:style-name="T97">a friend function</text:span></text:p>
      <text:p text:style-name="P37"><text:tab/><text:span text:style-name="T64">friend</text:span><text:span text:style-name="T69"> class Other_class;</text:span><text:span text:style-name="T99"> - </text:span><text:span text:style-name="T97">a friend class</text:span></text:p>
      <text:p text:style-name="P75"><text:span text:style-name="T21">-&gt;</text:span><text:span text:style-name="T2"> </text:span><text:span text:style-name="T34">this</text:span><text:span text:style-name="T2"> </text:span><text:span text:style-name="T76">- is a pointer to the instance of the class on which the</text:span></text:p>
      <text:p text:style-name="P74"><text:tab/>function was called. <text:span text:style-name="T48">this</text:span> cannot be used in a static member function.</text:p>
      <text:p text:style-name="P66"><text:soft-page-break/><text:span text:style-name="T78"><text:tab/></text:span><text:span text:style-name="T77">void Account::set_balance(double balance) {</text:span></text:p>
      <text:p text:style-name="P68"><text:span text:style-name="T76"><text:tab/><text:tab/></text:span>this-<text:span text:style-name="T87">&gt;</text:span>balance<text:span text:style-name="T76"> = balance; </text:span></text:p>
      <text:p text:style-name="P78"><text:tab/>}</text:p>
      <text:p text:style-name="P103">-<text:span text:style-name="T132">&gt; OPERATOR OVERLOADING</text:span></text:p>
      <text:p text:style-name="P92">a) cannot be overloaded - <text:span text:style-name="T41">::<text:tab/>:? .*<text:tab/>. sizeof</text:span></text:p>
      <text:p text:style-name="P92">b) <text:span text:style-name="T48">copy assignment operator</text:span> – default is shallow copy, memberwise assignment</text:p>
      <text:p text:style-name="P93"><text:span text:style-name="T60">s2 = s1</text:span> // assignment</text:p>
      <text:p text:style-name="P95"><text:span text:style-name="T83">Type &amp;Type::operator=(const Type &amp;rhs);<text:tab/></text:span><text:span text:style-name="T58"><text:tab/>// </text:span><text:span text:style-name="T59">function prototype</text:span></text:p>
      <text:p text:style-name="P93"><text:span text:style-name="T110"/></text:p>
      <text:p text:style-name="P93"><text:span text:style-name="T110">example</text:span> – for instances with raw pointers</text:p>
      <text:p text:style-name="P79"/>
      <text:p text:style-name="P79">Mystring &amp;Mystring::operator=(const Mystring &amp;rhs) {</text:p>
      <text:p text:style-name="P111"><text:span text:style-name="T61"><text:tab/>if (this == &amp;rhs)<text:tab/><text:tab/><text:tab/></text:span><text:span text:style-name="T8">// c</text:span><text:span text:style-name="T9">hecking for self-assignment eg. p1 = p1;</text:span></text:p>
      <text:p text:style-name="P79"><text:tab/><text:tab/>return *this;</text:p>
      <text:p text:style-name="P79"><text:tab/>delete [] str;<text:tab/><text:tab/><text:tab/><text:tab/><text:tab/><text:tab/><text:span text:style-name="T2">// or this-</text:span><text:span text:style-name="T28">&gt;</text:span><text:span text:style-name="T2">str</text:span></text:p>
      <text:p text:style-name="P79"><text:tab/>str = new char[std::strlen(rhs.str) + 1];<text:tab/><text:tab/><text:span text:style-name="T2">// </text:span><text:span text:style-name="T26">create array in the heap</text:span></text:p>
      <text:p text:style-name="P79"><text:tab/>std::strcpy(str, rhs.str);<text:tab/><text:tab/><text:tab/><text:tab/><text:span text:style-name="T2">// </text:span><text:span text:style-name="T26">copy str from rhs</text:span></text:p>
      <text:p text:style-name="P79"/>
      <text:p text:style-name="P79"><text:tab/>return *this;<text:tab/><text:span text:style-name="T2">// </text:span><text:span text:style-name="T27">return current by reference </text:span></text:p>
      <text:p text:style-name="P94"><text:tab/><text:tab/><text:tab/><text:tab/>to allow chain assignment s1 = s2 = s3</text:p>
      <text:p text:style-name="P79"><text:tab/>}</text:p>
      <text:p text:style-name="P96">c) <text:span text:style-name="T48">move assignment operator </text:span>- i<text:span text:style-name="T134">f we have </text:span><text:span text:style-name="T135">raw pointer </text:span><text:span text:style-name="T134">we should overload the move <text:tab/>assignment operator for efficiency.</text:span></text:p>
      <text:p text:style-name="P80">Mystring s1;</text:p>
      <text:p text:style-name="P80">s1 = Mystring {“Frank”}; <text:span text:style-name="T2"><text:tab/>// move assignment, while Mystring(“Frank”) <text:tab/><text:tab/><text:tab/><text:tab/><text:tab/><text:tab/>// is </text:span><text:span text:style-name="T29">n</text:span><text:span text:style-name="T2">ot L-value variable, but R-value </text:span></text:p>
      <text:p text:style-name="P80"><text:span text:style-name="T2"><text:tab/></text:span></text:p>
      <text:p text:style-name="P81"><text:span text:style-name="T84">Type &amp;Type::operator=(Type &amp;&amp;rhs)</text:span><text:span text:style-name="T2">;<text:tab/>// function prototype</text:span></text:p>
      <text:p text:style-name="P81"><text:span text:style-name="T2"/></text:p>
      <text:p text:style-name="P82">Mystring &amp;Mystring::operator=(Mystring &amp;&amp;rhs) {</text:p>
      <text:p text:style-name="P82"><text:s text:c="4"/>std::cout &lt;&lt; "Using move assignment" &lt;&lt; std::endl;</text:p>
      <text:p text:style-name="P97"><text:span text:style-name="T60"><text:s text:c="4"/>if (this == &amp;rhs) </text:span><text:tab/><text:tab/>// self assignment</text:p>
      <text:p text:style-name="P97"><text:s text:c="5"/><text:span text:style-name="T60"><text:s text:c="3"/>return *this;<text:tab/></text:span><text:tab/>// return current object</text:p>
      <text:p text:style-name="P97"><text:s text:c="4"/><text:span text:style-name="T60">delete [] str;</text:span><text:tab/><text:tab/>// deallocate current storage</text:p>
      <text:p text:style-name="P97"><text:s text:c="4"/><text:span text:style-name="T60">str = rhs.str;<text:tab/></text:span><text:tab/>// steal the pointer</text:p>
      <text:p text:style-name="P97"><text:s text:c="3"/><text:span text:style-name="T60"><text:s/>rhs.str = nullptr;</text:span><text:tab/><text:tab/>// null out the rhs object</text:p>
      <text:p text:style-name="P97"><text:s text:c="4"/><text:span text:style-name="T60">return *this;<text:tab/></text:span><text:tab/><text:tab/>// return current object</text:p>
      <text:p text:style-name="P82"><text:span text:style-name="T2">}</text:span></text:p>
      <text:p text:style-name="P83"><text:span text:style-name="T2">d) </text:span><text:span text:style-name="T17">Overloading Operators as Member Functions</text:span><text:span text:style-name="T30">:</text:span></text:p>
      <text:p text:style-name="P83"><text:span text:style-name="T30"><text:tab/>- unary operators as member methods (++, –, -, !)</text:span></text:p>
      <text:p text:style-name="P98"><text:tab/><text:span text:style-name="T82">ReturnType Type::operatorOp();</text:span></text:p>
      <text:p text:style-name="P98"/>
      <text:p text:style-name="P98"><text:tab/><text:span text:style-name="T60">Number Number::operator-() const;</text:span></text:p>
      <text:p text:style-name="P98"><text:span text:style-name="T60"><text:tab/>Number Number::operator++();<text:tab/></text:span><text:tab/>// pre-increment</text:p>
      <text:p text:style-name="P98"><text:tab/><text:span text:style-name="T60">Number Number::operator++(int);</text:span><text:tab/>// post-increment</text:p>
      <text:p text:style-name="P98"><text:tab/><text:span text:style-name="T60">bool Number::operator!() const;</text:span></text:p>
      <text:p text:style-name="P98"><text:span text:style-name="T60"/></text:p>
      <text:p text:style-name="P98"><text:span text:style-name="T60"><text:tab/></text:span>- <text:span text:style-name="T136">binary operators as member methods (+,-,==,!=,&lt;,&gt;, etc.)</text:span></text:p>
      <text:p text:style-name="P114"><text:tab/>ReturnType Type::operatorOp(const &amp;Type rhs) <text:span text:style-name="T137">const</text:span>;</text:p>
      <text:p text:style-name="P100"><text:tab/></text:p>
      <text:p text:style-name="P84"><text:tab/>Number Number::operator+(const &amp;Number rhs) const;</text:p>
      <text:p text:style-name="P84"><text:tab/>Number Number::operator-(const &amp;Number rhs) const;</text:p>
      <text:p text:style-name="P84"><text:tab/>bool Number::operator==(const &amp;Number rhs) const;</text:p>
      <text:p text:style-name="P84"><text:tab/>bool Number::operator&gt;(const &amp;Number rhs) const;</text:p>
      <text:p text:style-name="P84"><text:tab/></text:p>
      <text:p text:style-name="P84"><text:soft-page-break/><text:tab/><text:span text:style-name="T2">- </text:span><text:span text:style-name="T23">example</text:span></text:p>
      <text:p text:style-name="P84"><text:span text:style-name="T31"><text:tab/></text:span><text:span text:style-name="T138">bool </text:span><text:span text:style-name="T54">Mystring::</text:span><text:span text:style-name="T138">operator==</text:span><text:span text:style-name="T54">(const Mystring &amp;rhs)</text:span><text:span text:style-name="T138"> const {</text:span></text:p>
      <text:p text:style-name="P86"><text:s text:c="4"/><text:tab/><text:tab/>return (std::strcmp(<text:span text:style-name="T48">str</text:span>, rhs.str) == 0);<text:span text:style-name="T31">}</text:span></text:p>
      <text:p text:style-name="P112"><text:span text:style-name="T11"/></text:p>
      <text:p text:style-name="P112"><text:span text:style-name="T11">d) </text:span><text:span text:style-name="T13">Overloading Operators as </text:span><text:span text:style-name="T14">Global</text:span><text:span text:style-name="T13"> Functions</text:span><text:span text:style-name="T10">:</text:span></text:p>
      <text:p text:style-name="P113"><text:span text:style-name="T10"><text:tab/>- </text:span><text:span text:style-name="T12">Global functions must be implemented as friends of classes, otherwise <text:tab/>they will not have an access to the class members.</text:span></text:p>
      <text:p text:style-name="P113"><text:span text:style-name="T12"/></text:p>
      <text:p text:style-name="P102"><text:tab/>- Unary operators as global functions (++, --, -, !)</text:p>
      <text:p text:style-name="P99"><text:tab/><text:span text:style-name="T82">ReturnType Type::operatorOp();</text:span></text:p>
      <text:p text:style-name="P99"/>
      <text:p text:style-name="P99"><text:tab/><text:span text:style-name="T60">Number operator-(const </text:span><text:span text:style-name="T72">Number &amp;obj</text:span><text:span text:style-name="T60">);</text:span></text:p>
      <text:p text:style-name="P99"><text:span text:style-name="T60"><text:tab/>Number operator++(</text:span><text:span text:style-name="T72">Number &amp;obj</text:span><text:span text:style-name="T60">);<text:tab/></text:span><text:tab/>// pre-increment</text:p>
      <text:p text:style-name="P99"><text:tab/><text:span text:style-name="T60">Number operator++(</text:span><text:span text:style-name="T72">Number &amp;obj, </text:span><text:span text:style-name="T60">int);</text:span><text:tab/>// post-increment</text:p>
      <text:p text:style-name="P99"><text:span text:style-name="T140"><text:tab/></text:span><text:span text:style-name="T72">bool operator!(const Number &amp;obj);</text:span></text:p>
      <text:p text:style-name="P99"><text:span text:style-name="T72"/></text:p>
      <text:p text:style-name="P99"><text:span text:style-name="T72"><text:tab/></text:span><text:span text:style-name="T140">- </text:span><text:span text:style-name="T136">binary operators as member methods (+,-,==,!=,&lt;,&gt;, etc.)</text:span></text:p>
      <text:p text:style-name="P115"><text:tab/>ReturnType Type::operatorOp(const &amp;Type rhs);</text:p>
      <text:p text:style-name="P101"><text:tab/></text:p>
      <text:p text:style-name="P85"><text:tab/>Number operator+(const &amp;Number <text:span text:style-name="T140">lhs</text:span>, const &amp;Number rhs);</text:p>
      <text:p text:style-name="P85"><text:tab/>Number operator-(const &amp;Number <text:span text:style-name="T140">lhs</text:span>, const &amp;Number rhs);</text:p>
      <text:p text:style-name="P85"><text:tab/>bool operator==(const &amp;Number <text:span text:style-name="T140">lhs</text:span>, const &amp;Number rhs);</text:p>
      <text:p text:style-name="P87"><text:tab/>bool operator&gt;(const &amp;Number <text:span text:style-name="T140">lhs</text:span>, const &amp;Number rhs);</text:p>
      <text:p text:style-name="P87"/>
      <text:p text:style-name="P87"><text:tab/><text:span text:style-name="T2">- </text:span><text:span text:style-name="T32">example</text:span></text:p>
      <text:p text:style-name="P87"><text:span text:style-name="T32"><text:tab/>// in </text:span><text:span text:style-name="T18">“Mystring.h”</text:span></text:p>
      <text:p text:style-name="P87"><text:span text:style-name="T32"><text:tab/></text:span><text:span text:style-name="T141">friend Mystring operator+(const Mystring &amp;lhs, const Mystring &amp;rhs);</text:span></text:p>
      <text:p text:style-name="P87"/>
      <text:p text:style-name="P87"><text:tab/><text:span text:style-name="T32">// in </text:span><text:span text:style-name="T18">“Mystring.</text:span><text:span text:style-name="T19">cpp</text:span><text:span text:style-name="T18">”</text:span></text:p>
      <text:p text:style-name="P87"><text:span text:style-name="T140">Mystring operator+(const Mystring &amp;lhs, const Mystring &amp;rhs) {</text:span></text:p>
      <text:p text:style-name="P88"><text:s text:c="4"/><text:tab/>char *buff = new char[std::strlen(lhs.str) + std::strlen(rhs.str) + 1];</text:p>
      <text:p text:style-name="P88"><text:s text:c="4"/><text:tab/>std::strcpy(buff, lhs.str);</text:p>
      <text:p text:style-name="P88"><text:s text:c="4"/><text:tab/>std::strcat(buff, rhs.str);</text:p>
      <text:p text:style-name="P88"><text:s text:c="4"/><text:tab/>Mystring temp {buff};</text:p>
      <text:p text:style-name="P88"><text:s text:c="4"/><text:tab/>delete [] buff;</text:p>
      <text:p text:style-name="P88"><text:s text:c="4"/><text:tab/>return temp;<text:span text:style-name="T139">}</text:span></text:p>
      <text:p text:style-name="P104"/>
      <text:p text:style-name="P105">e) <text:span text:style-name="T54">Overloading </text:span><text:span text:style-name="T55">Stream Insertion as Global function</text:span></text:p>
      <text:p text:style-name="P89"><text:span text:style-name="T16">- stream insertion operator (&lt;&lt;):</text:span></text:p>
      <text:p text:style-name="P89"><text:span text:style-name="T16"><text:tab/></text:span><text:span text:style-name="T2">- return a reference to the ostream so we can keep inserting</text:span></text:p>
      <text:p text:style-name="P116"><text:span text:style-name="T16"><text:tab/></text:span><text:span text:style-name="T2">- DON’T return ostream by value!</text:span></text:p>
      <text:p text:style-name="P89"><text:tab/>std::ostream &amp;operator&lt;&lt;(std::ostream &amp;os, const Mystring &amp;obj) {</text:p>
      <text:p text:style-name="P89"><text:tab/><text:tab/>os &lt;&lt; obj.str;<text:tab/><text:tab/><text:span text:style-name="T2">// if friend functions<text:tab/></text:span></text:p>
      <text:p text:style-name="P89"><text:tab/><text:tab/>os &lt;&lt; obj.get_str();<text:tab/><text:span text:style-name="T2">// if not friend function</text:span></text:p>
      <text:p text:style-name="P89"><text:tab/><text:tab/>return os;}</text:p>
      <text:p text:style-name="P106"/>
      <text:p text:style-name="P116"><text:span text:style-name="T16">-</text:span><text:span text:style-name="T48"> </text:span><text:span text:style-name="T16">stream extraction operator (&gt;&gt;):</text:span></text:p>
      <text:p text:style-name="P116"><text:span text:style-name="T16"><text:tab/></text:span><text:span text:style-name="T2">- return a reference to the istream so we can keep inserting</text:span></text:p>
      <text:p text:style-name="P106"><text:span text:style-name="T48"><text:tab/></text:span>- update the object passed in</text:p>
      <text:p text:style-name="P106"><text:tab/><text:span text:style-name="T60">std::istream &amp;operator&gt;&gt;(std::istream &amp;is, Mystring &amp;obj) {</text:span></text:p>
      <text:p text:style-name="P89"><text:tab/><text:tab/>char *buff = new char[1000];</text:p>
      <text:p text:style-name="P89"><text:tab/><text:tab/>is &gt;&gt; buff;</text:p>
      <text:p text:style-name="P89"><text:tab/><text:tab/>obj = Mystring{buff}; //if you have copy or move assignment</text:p>
      <text:p text:style-name="P89"><text:tab/><text:tab/>delete [] buff;</text:p>
      <text:p text:style-name="P89"><text:tab/><text:tab/>return is;}</text:p>
      <text:p text:style-name="P106"><text:soft-page-break/>- <text:span text:style-name="T119">example</text:span></text:p>
      <text:p text:style-name="P91"><text:span text:style-name="T2">// </text:span><text:span text:style-name="T33">Function prototypes in </text:span><text:span text:style-name="T20">‘Mystring.h’</text:span></text:p>
      <text:p text:style-name="P90">class Mystring {</text:p>
      <text:p text:style-name="P90"><text:s text:c="4"/>friend std::ostream &amp;operator&lt;&lt;(std::ostream &amp;os, const Mystring &amp;rhs);</text:p>
      <text:p text:style-name="P90"><text:s text:c="4"/>friend std::istream &amp;operator&gt;&gt;(std::istream &amp;in, Mystring &amp;rhs);</text:p>
      <text:p text:style-name="P90">...}</text:p>
      <text:p text:style-name="P107"/>
      <text:p text:style-name="P107">// implementation in <text:span text:style-name="T48">“Mystring.cpp”</text:span></text:p>
      <text:p text:style-name="P107">// overloaded insertion operator</text:p>
      <text:p text:style-name="P90">std::ostream &amp;operator&lt;&lt;(std::ostream &amp;os, const Mystring &amp;rhs) {</text:p>
      <text:p text:style-name="P90"><text:s text:c="4"/>os &lt;&lt; rhs.str;</text:p>
      <text:p text:style-name="P90"><text:s text:c="4"/>return os;}</text:p>
      <text:p text:style-name="P90"/>
      <text:p text:style-name="P107">// overloaded extraction operator</text:p>
      <text:p text:style-name="P90">std::istream &amp;operator&gt;&gt;(std::istream &amp;in, Mystring &amp;rhs) {</text:p>
      <text:p text:style-name="P90"><text:s text:c="4"/>char *buff = new char[1000];</text:p>
      <text:p text:style-name="P90"><text:s text:c="4"/>in &gt;&gt; buff;</text:p>
      <text:p text:style-name="P90"><text:s text:c="4"/>rhs = Mystring{buff};</text:p>
      <text:p text:style-name="P90"><text:s text:c="4"/>delete [] buff;</text:p>
      <text:p text:style-name="P90"><text:s text:c="4"/>return in;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5T16:15:32.344356162</dc:date>
    <meta:editing-duration>PT2H6M</meta:editing-duration>
    <meta:editing-cycles>38</meta:editing-cycles>
    <meta:generator>LibreOffice/6.4.3.2$Linux_X86_64 LibreOffice_project/40$Build-2</meta:generator>
    <meta:document-statistic meta:table-count="0" meta:image-count="0" meta:object-count="0" meta:page-count="6" meta:paragraph-count="248" meta:word-count="1215" meta:character-count="8723" meta:non-whitespace-character-count="7375"/>
  </office:meta>
</office:document-meta>
</file>